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table:style-name="ce2"/>
          <table:table-cell office:value-type="string" table:style-name="ce3">
            <text:p>棋手</text:p>
          </table:table-cell>
          <table:table-cell office:value-type="string" table:style-name="ce3">
            <text:p>冠军</text:p>
          </table:table-cell>
          <table:table-cell office:value-type="string" table:style-name="ce3">
            <text:p>亚军</text:p>
          </table:table-cell>
          <table:table-cell office:value-type="string" table:style-name="ce3">
            <text:p>四强</text:p>
          </table:table-cell>
          <table:table-cell office:value-type="string" table:style-name="ce3">
            <text:p>八强</text:p>
          </table:table-cell>
          <table:table-cell office:value-type="string" table:style-name="ce3">
            <text:p>积分</text:p>
          </table:table-cell>
          <table:table-cell office:value-type="string" table:style-name="ce4">
            <text:p>中</text:p>
          </table:table-cell>
          <table:table-cell office:value-type="string" table:style-name="ce4">
            <text:p>日</text:p>
          </table:table-cell>
          <table:table-cell office:value-type="string" table:style-name="ce4">
            <text:p>韩</text:p>
          </table:table-cell>
          <table:table-cell office:value-type="string" table:style-name="ce4">
            <text:p>其他</text:p>
          </table:table-cell>
          <table:table-cell office:value-type="string" table:style-name="ce4">
            <text:p>总计</text:p>
          </table:table-cell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李昌镐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18.65" table:formula="of:=8.07*[.C2]+4.03*[.D2]+2.01*[.E2]+[.F2]" table:style-name="ce5">
            <text:p>218.6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李世石</text:p>
          </table:table-cell>
          <table:table-cell office:value-type="float" office:value="14" table:style-name="ce2">
            <text:p>14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65.24" table:formula="of:=8.07*[.C3]+4.03*[.D3]+2.01*[.E3]+[.F3]" table:style-name="ce5">
            <text:p>165.2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曹薰铉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0.78" table:formula="of:=8.07*[.C4]+4.03*[.D4]+2.01*[.E4]+[.F4]" table:style-name="ce5">
            <text:p>110.7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刘昌赫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96.679999999999993" table:formula="of:=8.07*[.C5]+4.03*[.D5]+2.01*[.E5]+[.F5]" table:style-name="ce5">
            <text:p>96.6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古力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float" office:value="95.710000000000008" table:formula="of:=8.07*[.C6]+4.03*[.D6]+2.01*[.E6]+[.F6]" table:style-name="ce5">
            <text:p>95.7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柯洁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78.63" table:formula="of:=8.07*[.C7]+4.03*[.D7]+2.01*[.E7]+[.F7]" table:style-name="ce5">
            <text:p>78.63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常昊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2">
            <text:p>13</text:p>
          </table:table-cell>
          <table:table-cell office:value-type="float" office:value="77.490000000000009" table:formula="of:=8.07*[.C8]+4.03*[.D8]+2.01*[.E8]+[.F8]" table:style-name="ce5">
            <text:p>77.49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朴廷桓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70.45" table:formula="of:=8.07*[.C9]+4.03*[.D9]+2.01*[.E9]+[.F9]" table:style-name="ce5">
            <text:p>70.4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朴永训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64.38" table:formula="of:=8.07*[.C10]+4.03*[.D10]+2.01*[.E10]+[.F10]" table:style-name="ce5">
            <text:p>64.3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马晓春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13" table:style-name="ce2">
            <text:p>13</text:p>
          </table:table-cell>
          <table:table-cell office:value-type="float" office:value="63.37" table:formula="of:=8.07*[.C11]+4.03*[.D11]+2.01*[.E11]+[.F11]" table:style-name="ce5">
            <text:p>63.37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赵治勋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50.25" table:formula="of:=8.07*[.C12]+4.03*[.D12]+2.01*[.E12]+[.F12]" table:style-name="ce5">
            <text:p>50.2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孔杰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49.31" table:formula="of:=8.07*[.C13]+4.03*[.D13]+2.01*[.E13]+[.F13]" table:style-name="ce5">
            <text:p>49.3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2">
            <text:p>陈耀烨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49.31" table:formula="of:=8.07*[.C14]+4.03*[.D14]+2.01*[.E14]+[.F14]" table:style-name="ce5">
            <text:p>49.3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唐韦星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1.300000000000004" table:formula="of:=8.07*[.C15]+4.03*[.D15]+2.01*[.E15]+[.F15]" table:style-name="ce5">
            <text:p>41.3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2">
            <text:p>王立诚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39.25" table:formula="of:=8.07*[.C16]+4.03*[.D16]+2.01*[.E16]+[.F16]" table:style-name="ce5">
            <text:p>39.2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崔哲瀚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37.19" table:formula="of:=8.07*[.C17]+4.03*[.D17]+2.01*[.E17]+[.F17]" table:style-name="ce5">
            <text:p>37.19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林海峰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35.200000000000003" table:formula="of:=8.07*[.C18]+4.03*[.D18]+2.01*[.E18]+[.F18]" table:style-name="ce5">
            <text:p>35.2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周睿羊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32.19" table:formula="of:=8.07*[.C19]+4.03*[.D19]+2.01*[.E19]+[.F19]" table:style-name="ce5">
            <text:p>32.19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依田纪基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0.189999999999998" table:formula="of:=8.07*[.C20]+4.03*[.D20]+2.01*[.E20]+[.F20]" table:style-name="ce5">
            <text:p>30.19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申真谞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9.18" table:formula="of:=8.07*[.C21]+4.03*[.D21]+2.01*[.E21]+[.F21]" table:style-name="ce5">
            <text:p>29.1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2">
            <text:p>金志锡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float" office:value="29.130000000000003" table:formula="of:=8.07*[.C22]+4.03*[.D22]+2.01*[.E22]+[.F22]" table:style-name="ce5">
            <text:p>29.1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2">
            <text:p>周鹤洋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13" table:style-name="ce2">
            <text:p>13</text:p>
          </table:table-cell>
          <table:table-cell office:value-type="float" office:value="29.1" table:formula="of:=8.07*[.C23]+4.03*[.D23]+2.01*[.E23]+[.F23]" table:style-name="ce5">
            <text:p>29.1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2">
            <text:p>时越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7.17" table:formula="of:=8.07*[.C24]+4.03*[.D24]+2.01*[.E24]+[.F24]" table:style-name="ce5">
            <text:p>27.17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2">
            <text:p>朴文垚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26.14" table:formula="of:=8.07*[.C25]+4.03*[.D25]+2.01*[.E25]+[.F25]" table:style-name="ce5">
            <text:p>26.14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2">
            <text:p>小林光一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5.14" table:formula="of:=8.07*[.C26]+4.03*[.D26]+2.01*[.E26]+[.F26]" table:style-name="ce5">
            <text:p>25.1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2">
            <text:p>俞斌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4.130000000000003" table:formula="of:=8.07*[.C27]+4.03*[.D27]+2.01*[.E27]+[.F27]" table:style-name="ce5">
            <text:p>24.13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2">
            <text:p>元晟溱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24.130000000000003" table:formula="of:=8.07*[.C28]+4.03*[.D28]+2.01*[.E28]+[.F28]" table:style-name="ce5">
            <text:p>24.1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2">
            <text:p>姜东润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3.15" table:formula="of:=8.07*[.C29]+4.03*[.D29]+2.01*[.E29]+[.F29]" table:style-name="ce5">
            <text:p>23.1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2">
            <text:p>张栩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23.12" table:formula="of:=8.07*[.C30]+4.03*[.D30]+2.01*[.E30]+[.F30]" table:style-name="ce5">
            <text:p>23.1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2">
            <text:p>聂卫平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1.119999999999997" table:formula="of:=8.07*[.C31]+4.03*[.D31]+2.01*[.E31]+[.F31]" table:style-name="ce5">
            <text:p>21.1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2">
            <text:p>胡耀宇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21.09" table:formula="of:=8.07*[.C32]+4.03*[.D32]+2.01*[.E32]+[.F32]" table:style-name="ce5">
            <text:p>21.09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2">
            <text:p>小林觉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20.079999999999998" table:formula="of:=8.07*[.C33]+4.03*[.D33]+2.01*[.E33]+[.F33]" table:style-name="ce5">
            <text:p>20.08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2">
            <text:p>武宫正树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9.14" table:formula="of:=8.07*[.C34]+4.03*[.D34]+2.01*[.E34]+[.F34]" table:style-name="ce5">
            <text:p>19.1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2">
            <text:p>邱峻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9.100000000000001" table:formula="of:=8.07*[.C35]+4.03*[.D35]+2.01*[.E35]+[.F35]" table:style-name="ce5">
            <text:p>19.1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2">
            <text:p>江维杰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8.11" table:formula="of:=8.07*[.C36]+4.03*[.D36]+2.01*[.E36]+[.F36]" table:style-name="ce5">
            <text:p>18.1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2">
            <text:p>徐奉洙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8.100000000000001" table:formula="of:=8.07*[.C37]+4.03*[.D37]+2.01*[.E37]+[.F37]" table:style-name="ce5">
            <text:p>18.1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2">
            <text:p>谢赫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8.079999999999998" table:formula="of:=8.07*[.C38]+4.03*[.D38]+2.01*[.E38]+[.F38]" table:style-name="ce5">
            <text:p>18.08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2">
            <text:p>党毅飞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7.11" table:formula="of:=8.07*[.C39]+4.03*[.D39]+2.01*[.E39]+[.F39]" table:style-name="ce5">
            <text:p>17.1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2">
            <text:p>柁嘉熹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7.11" table:formula="of:=8.07*[.C40]+4.03*[.D40]+2.01*[.E40]+[.F40]" table:style-name="ce5">
            <text:p>17.1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2">
            <text:p>辜梓豪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6.100000000000001" table:formula="of:=8.07*[.C41]+4.03*[.D41]+2.01*[.E41]+[.F41]" table:style-name="ce5">
            <text:p>16.1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2">
            <text:p>杨鼎新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5.110000000000001" table:formula="of:=8.07*[.C42]+4.03*[.D42]+2.01*[.E42]+[.F42]" table:style-name="ce5">
            <text:p>15.1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2">
            <text:p>谢尔豪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5.1" table:formula="of:=8.07*[.C43]+4.03*[.D43]+2.01*[.E43]+[.F43]" table:style-name="ce5">
            <text:p>15.1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2">
            <text:p>王磊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float" office:value="15.05" table:formula="of:=8.07*[.C44]+4.03*[.D44]+2.01*[.E44]+[.F44]" table:style-name="ce5">
            <text:p>15.05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2">
            <text:p>大竹英雄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4.100000000000001" table:formula="of:=8.07*[.C45]+4.03*[.D45]+2.01*[.E45]+[.F45]" table:style-name="ce5">
            <text:p>14.1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2">
            <text:p>赵汉乘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4.07" table:formula="of:=8.07*[.C46]+4.03*[.D46]+2.01*[.E46]+[.F46]" table:style-name="ce5">
            <text:p>14.0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2">
            <text:p>周俊勋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3.08" table:formula="of:=8.07*[.C47]+4.03*[.D47]+2.01*[.E47]+[.F47]" table:style-name="ce5">
            <text:p>13.08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2">
            <text:p>罗洗河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2.08" table:formula="of:=8.07*[.C48]+4.03*[.D48]+2.01*[.E48]+[.F48]" table:style-name="ce5">
            <text:p>12.08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2">
            <text:p>范廷钰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2.08" table:formula="of:=8.07*[.C49]+4.03*[.D49]+2.01*[.E49]+[.F49]" table:style-name="ce5">
            <text:p>12.08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2">
            <text:p>檀啸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12.07" table:formula="of:=8.07*[.C50]+4.03*[.D50]+2.01*[.E50]+[.F50]" table:style-name="ce5">
            <text:p>12.07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2">
            <text:p>宋泰坤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2.059999999999999" table:formula="of:=8.07*[.C51]+4.03*[.D51]+2.01*[.E51]+[.F51]" table:style-name="ce5">
            <text:p>12.0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2">
            <text:p>朴正祥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11.07" table:formula="of:=8.07*[.C52]+4.03*[.D52]+2.01*[.E52]+[.F52]" table:style-name="ce5">
            <text:p>11.07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2">
            <text:p>崔明勋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1.059999999999999" table:formula="of:=8.07*[.C53]+4.03*[.D53]+2.01*[.E53]+[.F53]" table:style-name="ce5">
            <text:p>11.0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2">
            <text:p>白洪淅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0.08" table:formula="of:=8.07*[.C54]+4.03*[.D54]+2.01*[.E54]+[.F54]" table:style-name="ce5">
            <text:p>10.08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2">
            <text:p>芈昱廷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0.07" table:formula="of:=8.07*[.C55]+4.03*[.D55]+2.01*[.E55]+[.F55]" table:style-name="ce5">
            <text:p>10.07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2">
            <text:p>许映皓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0.050000000000001" table:formula="of:=8.07*[.C56]+4.03*[.D56]+2.01*[.E56]+[.F56]" table:style-name="ce5">
            <text:p>10.0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2">
            <text:p>王檄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0.039999999999999" table:formula="of:=8.07*[.C57]+4.03*[.D57]+2.01*[.E57]+[.F57]" table:style-name="ce5">
            <text:p>10.04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2">
            <text:p>井山裕太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9.0399999999999991" table:formula="of:=8.07*[.C58]+4.03*[.D58]+2.01*[.E58]+[.F58]" table:style-name="ce5">
            <text:p>9.0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2">
            <text:p>刘小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9.02" table:formula="of:=8.07*[.C59]+4.03*[.D59]+2.01*[.E59]+[.F59]" table:style-name="ce5">
            <text:p>9.0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2">
            <text:p>王铭琬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9.02" table:formula="of:=8.07*[.C60]+4.03*[.D60]+2.01*[.E60]+[.F60]" table:style-name="ce5">
            <text:p>9.0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安国铉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8.0500000000000007" table:formula="of:=8.07*[.C61]+4.03*[.D61]+2.01*[.E61]+[.F61]" table:style-name="ce5">
            <text:p>8.0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2">
            <text:p>山田规三生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8.0399999999999991" table:formula="of:=8.07*[.C62]+4.03*[.D62]+2.01*[.E62]+[.F62]" table:style-name="ce5">
            <text:p>8.04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2">
            <text:p>睦镇硕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8.0399999999999991" table:formula="of:=8.07*[.C63]+4.03*[.D63]+2.01*[.E63]+[.F63]" table:style-name="ce5">
            <text:p>8.04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2">
            <text:p>彭荃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8.0299999999999994" table:formula="of:=8.07*[.C64]+4.03*[.D64]+2.01*[.E64]+[.F64]" table:style-name="ce5">
            <text:p>8.03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2">
            <text:p>彭立尧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7.03" table:formula="of:=8.07*[.C65]+4.03*[.D65]+2.01*[.E65]+[.F65]" table:style-name="ce5">
            <text:p>7.03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2">
            <text:p>加藤正夫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7.01" table:formula="of:=8.07*[.C66]+4.03*[.D66]+2.01*[.E66]+[.F66]" table:style-name="ce5">
            <text:p>7.0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2">
            <text:p>连笑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7" table:formula="of:=8.07*[.C67]+4.03*[.D67]+2.01*[.E67]+[.F67]" table:style-name="ce5">
            <text:p>7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2">
            <text:p>钱宇平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6.03" table:formula="of:=8.07*[.C68]+4.03*[.D68]+2.01*[.E68]+[.F68]" table:style-name="ce5">
            <text:p>6.03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2">
            <text:p>黄奕中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.02" table:formula="of:=8.07*[.C69]+4.03*[.D69]+2.01*[.E69]+[.F69]" table:style-name="ce5">
            <text:p>6.0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2">
            <text:p>羽根直树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.03" table:formula="of:=8.07*[.C70]+4.03*[.D70]+2.01*[.E70]+[.F70]" table:style-name="ce5">
            <text:p>5.03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2">
            <text:p>韩尚勋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5.03" table:formula="of:=8.07*[.C71]+4.03*[.D71]+2.01*[.E71]+[.F71]" table:style-name="ce5">
            <text:p>5.0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2">
            <text:p>刘星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.0199999999999996" table:formula="of:=8.07*[.C72]+4.03*[.D72]+2.01*[.E72]+[.F72]" table:style-name="ce5">
            <text:p>5.0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2">
            <text:p>彦坂直人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.0199999999999996" table:formula="of:=8.07*[.C73]+4.03*[.D73]+2.01*[.E73]+[.F73]" table:style-name="ce5">
            <text:p>5.0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2">
            <text:p>柳时熏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.0199999999999996" table:formula="of:=8.07*[.C74]+4.03*[.D74]+2.01*[.E74]+[.F74]" table:style-name="ce5">
            <text:p>5.02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2">
            <text:p>梁宰豪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.0199999999999996" table:formula="of:=8.07*[.C75]+4.03*[.D75]+2.01*[.E75]+[.F75]" table:style-name="ce5">
            <text:p>5.0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2">
            <text:p>李喆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.0199999999999996" table:formula="of:=8.07*[.C76]+4.03*[.D76]+2.01*[.E76]+[.F76]" table:style-name="ce5">
            <text:p>5.02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2">
            <text:p>芮乃伟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.01" table:formula="of:=8.07*[.C77]+4.03*[.D77]+2.01*[.E77]+[.F77]" table:style-name="ce5">
            <text:p>5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2">
            <text:p>河野临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5" table:formula="of:=8.07*[.C78]+4.03*[.D78]+2.01*[.E78]+[.F78]" table:style-name="ce5">
            <text:p>5.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2">
            <text:p>赵善津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.03" table:formula="of:=8.07*[.C79]+4.03*[.D79]+2.01*[.E79]+[.F79]" table:style-name="ce5">
            <text:p>4.0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2">
            <text:p>安成浚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.01" table:formula="of:=8.07*[.C80]+4.03*[.D80]+2.01*[.E80]+[.F80]" table:style-name="ce5">
            <text:p>4.0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2">
            <text:p>淡路修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.01" table:formula="of:=8.07*[.C81]+4.03*[.D81]+2.01*[.E81]+[.F81]" table:style-name="ce5">
            <text:p>4.0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2">
            <text:p>申旻埈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.01" table:formula="of:=8.07*[.C82]+4.03*[.D82]+2.01*[.E82]+[.F82]" table:style-name="ce5">
            <text:p>4.0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2">
            <text:p>谢科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.01" table:formula="of:=8.07*[.C83]+4.03*[.D83]+2.01*[.E83]+[.F83]" table:style-name="ce5">
            <text:p>4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2">
            <text:p>金承俊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.01" table:formula="of:=8.07*[.C84]+4.03*[.D84]+2.01*[.E84]+[.F84]" table:style-name="ce5">
            <text:p>4.0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2">
            <text:p>山下敬吾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formula="of:=8.07*[.C85]+4.03*[.D85]+2.01*[.E85]+[.F85]" table:style-name="ce5">
            <text:p>4.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2">
            <text:p>李圣宰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4" table:formula="of:=8.07*[.C86]+4.03*[.D86]+2.01*[.E86]+[.F86]" table:style-name="ce5">
            <text:p>4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2">
            <text:p>孟泰龄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.01" table:formula="of:=8.07*[.C87]+4.03*[.D87]+2.01*[.E87]+[.F87]" table:style-name="ce5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2">
            <text:p>山城宏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.01" table:formula="of:=8.07*[.C88]+4.03*[.D88]+2.01*[.E88]+[.F88]" table:style-name="ce5">
            <text:p>3.0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2">
            <text:p>廖元赫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.01" table:formula="of:=8.07*[.C89]+4.03*[.D89]+2.01*[.E89]+[.F89]" table:style-name="ce5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2">
            <text:p>王垚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.01" table:formula="of:=8.07*[.C90]+4.03*[.D90]+2.01*[.E90]+[.F90]" table:style-name="ce5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2">
            <text:p>王煜辉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.01" table:formula="of:=8.07*[.C91]+4.03*[.D91]+2.01*[.E91]+[.F91]" table:style-name="ce5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2">
            <text:p>罗玄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.01" table:formula="of:=8.07*[.C92]+4.03*[.D92]+2.01*[.E92]+[.F92]" table:style-name="ce5">
            <text:p>3.0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2">
            <text:p>范蕴若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.01" table:formula="of:=8.07*[.C93]+4.03*[.D93]+2.01*[.E93]+[.F93]" table:style-name="ce5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2">
            <text:p>藤泽秀行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.01" table:formula="of:=8.07*[.C94]+4.03*[.D94]+2.01*[.E94]+[.F94]" table:style-name="ce5">
            <text:p>3.0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2">
            <text:p>邬光亚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.01" table:formula="of:=8.07*[.C95]+4.03*[.D95]+2.01*[.E95]+[.F95]" table:style-name="ce5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2">
            <text:p>邵炜刚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.01" table:formula="of:=8.07*[.C96]+4.03*[.D96]+2.01*[.E96]+[.F96]" table:style-name="ce5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2">
            <text:p>陶欣然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.01" table:formula="of:=8.07*[.C97]+4.03*[.D97]+2.01*[.E97]+[.F97]" table:style-name="ce5">
            <text:p>3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2">
            <text:p>结成聪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formula="of:=8.07*[.C98]+4.03*[.D98]+2.01*[.E98]+[.F98]" table:style-name="ce5">
            <text:p>3.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2">
            <text:p>迈克·雷蒙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3" table:formula="of:=8.07*[.C99]+4.03*[.D99]+2.01*[.E99]+[.F99]" table:style-name="ce5">
            <text:p>3.00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2">
            <text:p>俞斌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.0099999999999998" table:formula="of:=8.07*[.C100]+4.03*[.D100]+2.01*[.E100]+[.F100]" table:style-name="ce5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2">
            <text:p>古灵益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.0099999999999998" table:formula="of:=8.07*[.C101]+4.03*[.D101]+2.01*[.E101]+[.F101]" table:style-name="ce5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2">
            <text:p>李轩豪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.0099999999999998" table:formula="of:=8.07*[.C102]+4.03*[.D102]+2.01*[.E102]+[.F102]" table:style-name="ce5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2">
            <text:p>洪旼杓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.0099999999999998" table:formula="of:=8.07*[.C103]+4.03*[.D103]+2.01*[.E103]+[.F103]" table:style-name="ce5">
            <text:p>2.0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2">
            <text:p>温昭珍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.0099999999999998" table:formula="of:=8.07*[.C104]+4.03*[.D104]+2.01*[.E104]+[.F104]" table:style-name="ce5">
            <text:p>2.0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2">
            <text:p>童梦成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.0099999999999998" table:formula="of:=8.07*[.C105]+4.03*[.D105]+2.01*[.E105]+[.F105]" table:style-name="ce5">
            <text:p>2.0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2">
            <text:p>金荣桓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.0099999999999998" table:formula="of:=8.07*[.C106]+4.03*[.D106]+2.01*[.E106]+[.F106]" table:style-name="ce5">
            <text:p>2.0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2">
            <text:p>金起用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.0099999999999998" table:formula="of:=8.07*[.C107]+4.03*[.D107]+2.01*[.E107]+[.F107]" table:style-name="ce5">
            <text:p>2.0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2">
            <text:p>卞相壹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08]+4.03*[.D108]+2.01*[.E108]+[.F108]" table:style-name="ce5">
            <text:p>2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2">
            <text:p>姜至省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09]+4.03*[.D109]+2.01*[.E109]+[.F109]" table:style-name="ce5">
            <text:p>2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2">
            <text:p>安祚永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10]+4.03*[.D110]+2.01*[.E110]+[.F110]" table:style-name="ce5">
            <text:p>2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2">
            <text:p>戎毅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11]+4.03*[.D111]+2.01*[.E111]+[.F111]" table:style-name="ce5">
            <text:p>2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2">
            <text:p>曹大元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12]+4.03*[.D112]+2.01*[.E112]+[.F112]" table:style-name="ce5">
            <text:p>2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2">
            <text:p>李康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13]+4.03*[.D113]+2.01*[.E113]+[.F113]" table:style-name="ce5">
            <text:p>2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2">
            <text:p>李映九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14]+4.03*[.D114]+2.01*[.E114]+[.F114]" table:style-name="ce5">
            <text:p>2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2">
            <text:p>江铸久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15]+4.03*[.D115]+2.01*[.E115]+[.F115]" table:style-name="ce5">
            <text:p>2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2">
            <text:p>片冈聪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16]+4.03*[.D116]+2.01*[.E116]+[.F116]" table:style-name="ce5">
            <text:p>2.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2">
            <text:p>石田芳夫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17]+4.03*[.D117]+2.01*[.E117]+[.F117]" table:style-name="ce5">
            <text:p>2.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2">
            <text:p>车敏洙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18]+4.03*[.D118]+2.01*[.E118]+[.F118]" table:style-name="ce5">
            <text:p>2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2">
            <text:p>韩雄奎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19]+4.03*[.D119]+2.01*[.E119]+[.F119]" table:style-name="ce5">
            <text:p>2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2">
            <text:p>高尾绅路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20]+4.03*[.D120]+2.01*[.E120]+[.F120]" table:style-name="ce5">
            <text:p>2.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2">
            <text:p>许嘉阳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formula="of:=8.07*[.C121]+4.03*[.D121]+2.01*[.E121]+[.F121]" table:style-name="ce5">
            <text:p>2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2">
            <text:p>丁伟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22]+4.03*[.D122]+2.01*[.E122]+[.F122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2">
            <text:p>余正麒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23]+4.03*[.D123]+2.01*[.E123]+[.F123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2">
            <text:p>刘菁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24]+4.03*[.D124]+2.01*[.E124]+[.F124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2">
            <text:p>华学明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25]+4.03*[.D125]+2.01*[.E125]+[.F125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2">
            <text:p>周贺玺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26]+4.03*[.D126]+2.01*[.E126]+[.F126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2">
            <text:p>坂井秀至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27]+4.03*[.D127]+2.01*[.E127]+[.F127]" table:style-name="ce5">
            <text:p>1.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2">
            <text:p>夏晨琨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28]+4.03*[.D128]+2.01*[.E128]+[.F128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2">
            <text:p>安达勋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29]+4.03*[.D129]+2.01*[.E129]+[.F129]" table:style-name="ce5">
            <text:p>1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2">
            <text:p>工藤纪夫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30]+4.03*[.D130]+2.01*[.E130]+[.F130]" table:style-name="ce5">
            <text:p>1.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2">
            <text:p>张文东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31]+4.03*[.D131]+2.01*[.E131]+[.F131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2">
            <text:p>张涛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32]+4.03*[.D132]+2.01*[.E132]+[.F132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2">
            <text:p>李元荣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33]+4.03*[.D133]+2.01*[.E133]+[.F133]" table:style-name="ce5">
            <text:p>1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2">
            <text:p>李钦诚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34]+4.03*[.D134]+2.01*[.E134]+[.F134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2">
            <text:p>牛雨田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35]+4.03*[.D135]+2.01*[.E135]+[.F135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2">
            <text:p>王雷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36]+4.03*[.D136]+2.01*[.E136]+[.F136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2">
            <text:p>白石裕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37]+4.03*[.D137]+2.01*[.E137]+[.F137]" table:style-name="ce5">
            <text:p>1.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2">
            <text:p>芝野虎丸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38]+4.03*[.D138]+2.01*[.E138]+[.F138]" table:style-name="ce5">
            <text:p>1.00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2">
            <text:p>范胤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39]+4.03*[.D139]+2.01*[.E139]+[.F139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2">
            <text:p>车泽武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40]+4.03*[.D140]+2.01*[.E140]+[.F140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2">
            <text:p>金东昊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41]+4.03*[.D141]+2.01*[.E141]+[.F141]" table:style-name="ce5">
            <text:p>1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2">
            <text:p>金主镐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42]+4.03*[.D142]+2.01*[.E142]+[.F142]" table:style-name="ce5">
            <text:p>1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2">
            <text:p>金成龙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43]+4.03*[.D143]+2.01*[.E143]+[.F143]" table:style-name="ce5">
            <text:p>1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2">
            <text:p>金明完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44]+4.03*[.D144]+2.01*[.E144]+[.F144]" table:style-name="ce5">
            <text:p>1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2">
            <text:p>金炯佑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45]+4.03*[.D145]+2.01*[.E145]+[.F145]" table:style-name="ce5">
            <text:p>1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2">
            <text:p>金秀壮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46]+4.03*[.D146]+2.01*[.E146]+[.F146]" table:style-name="ce5">
            <text:p>1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2">
            <text:p>钟文靖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47]+4.03*[.D147]+2.01*[.E147]+[.F147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2">
            <text:p>阿基鲁尔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48]+4.03*[.D148]+2.01*[.E148]+[.F148]" table:style-name="ce5">
            <text:p>1.00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2">
            <text:p>陈时映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49]+4.03*[.D149]+2.01*[.E149]+[.F149]" table:style-name="ce5">
            <text:p>1.0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2">
            <text:p>陈梓健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50]+4.03*[.D150]+2.01*[.E150]+[.F150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2">
            <text:p>陈诗渊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51]+4.03*[.D151]+2.01*[.E151]+[.F151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2">
            <text:p>李维清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52]+4.03*[.D152]+2.01*[.E152]+[.F152]" table:style-name="ce5">
            <text:p>1.00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2">
            <text:p>一力辽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53]+4.03*[.D153]+2.01*[.E153]+[.F153]" table:style-name="ce5">
            <text:p>1.00</text:p>
          </table:table-cell>
          <table:table-cell table:style-name="ce1"/>
          <table:table-cell office:value-type="float" office:value="1" table:style-name="ce2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2">
            <text:p>黄昕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8.07*[.C154]+4.03*[.D154]+2.01*[.E154]+[.F154]" table:style-name="ce5">
            <text:p>1.00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棋手</text:p>
          </table:table-cell>
          <table:table-cell office:value-type="string" table:style-name="ce3">
            <text:p>冠军</text:p>
          </table:table-cell>
          <table:table-cell office:value-type="string" table:style-name="ce3">
            <text:p>亚军</text:p>
          </table:table-cell>
          <table:table-cell office:value-type="string" table:style-name="ce3">
            <text:p>四强</text:p>
          </table:table-cell>
          <table:table-cell office:value-type="string" table:style-name="ce3">
            <text:p>八强</text:p>
          </table:table-cell>
          <table:table-cell office:value-type="string" table:style-name="ce3">
            <text:p>棋手</text:p>
          </table:table-cell>
          <table:table-cell office:value-type="string" table:style-name="ce4">
            <text:p>中</text:p>
          </table:table-cell>
          <table:table-cell office:value-type="string" table:style-name="ce4">
            <text:p>日</text:p>
          </table:table-cell>
          <table:table-cell office:value-type="string" table:style-name="ce4">
            <text:p>韩</text:p>
          </table:table-cell>
          <table:table-cell office:value-type="string" table:style-name="ce4">
            <text:p>其他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float" office:value="74" table:formula="of:=SUM([.H2:.H154])" table:style-name="ce1">
            <text:p>74</text:p>
          </table:table-cell>
          <table:table-cell office:value-type="float" office:value="29" table:formula="of:=SUM([.I2:.I154])" table:style-name="ce1">
            <text:p>29</text:p>
          </table:table-cell>
          <table:table-cell office:value-type="float" office:value="48" table:formula="of:=SUM([.J2:.J154])" table:style-name="ce1">
            <text:p>48</text:p>
          </table:table-cell>
          <table:table-cell office:value-type="float" office:value="2" table:formula="of:=SUM([.K2:.K154])" table:style-name="ce1">
            <text:p>2</text:p>
          </table:table-cell>
          <table:table-cell office:value-type="float" office:value="153" table:formula="of:=SUM([.H156:.K156])" table:style-name="ce1">
            <text:p>153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中</text:p>
          </table:table-cell>
          <table:table-cell office:value-type="float" office:value="45" table:formula="of:=SUMPRODUCT([.C2:.C154];[.$H2:.$H154])" table:style-name="ce1">
            <text:p>45</text:p>
          </table:table-cell>
          <table:table-cell office:value-type="float" office:value="49" table:formula="of:=SUMPRODUCT([.D2:.D154];[.$H2:.$H154])" table:style-name="ce1">
            <text:p>49</text:p>
          </table:table-cell>
          <table:table-cell office:value-type="float" office:value="104" table:formula="of:=SUMPRODUCT([.E2:.E154];[.$H2:.$H154])" table:style-name="ce1">
            <text:p>104</text:p>
          </table:table-cell>
          <table:table-cell office:value-type="float" office:value="209" table:formula="of:=SUMPRODUCT([.F2:.F154];[.$H2:.$H154])" table:style-name="ce1">
            <text:p>209</text:p>
          </table:table-cell>
          <table:table-cell office:value-type="float" office:value="74" table:formula="of:=[.H156]" table:style-name="ce1">
            <text:p>74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日</text:p>
          </table:table-cell>
          <table:table-cell office:value-type="float" office:value="10" table:formula="of:=SUMPRODUCT([.C2:.C154];[.$I2:.$I154])" table:style-name="ce1">
            <text:p>10</text:p>
          </table:table-cell>
          <table:table-cell office:value-type="float" office:value="17" table:formula="of:=SUMPRODUCT([.D2:.D154];[.$I2:.$I154])" table:style-name="ce1">
            <text:p>17</text:p>
          </table:table-cell>
          <table:table-cell office:value-type="float" office:value="33" table:formula="of:=SUMPRODUCT([.E2:.E154];[.$I2:.$I154])" table:style-name="ce1">
            <text:p>33</text:p>
          </table:table-cell>
          <table:table-cell office:value-type="float" office:value="97" table:formula="of:=SUMPRODUCT([.F2:.F154];[.$I2:.$I154])" table:style-name="ce1">
            <text:p>97</text:p>
          </table:table-cell>
          <table:table-cell office:value-type="float" office:value="29" table:formula="of:=[.I156]" table:style-name="ce1">
            <text:p>29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韩</text:p>
          </table:table-cell>
          <table:table-cell office:value-type="float" office:value="62" table:formula="of:=SUMPRODUCT([.C2:.C154];[.$J2:.$J154])" table:style-name="ce1">
            <text:p>62</text:p>
          </table:table-cell>
          <table:table-cell office:value-type="float" office:value="51" table:formula="of:=SUMPRODUCT([.D2:.D154];[.$J2:.$J154])" table:style-name="ce1">
            <text:p>51</text:p>
          </table:table-cell>
          <table:table-cell office:value-type="float" office:value="97" table:formula="of:=SUMPRODUCT([.E2:.E154];[.$J2:.$J154])" table:style-name="ce1">
            <text:p>97</text:p>
          </table:table-cell>
          <table:table-cell office:value-type="float" office:value="158" table:formula="of:=SUMPRODUCT([.F2:.F154];[.$J2:.$J154])" table:style-name="ce1">
            <text:p>158</text:p>
          </table:table-cell>
          <table:table-cell office:value-type="float" office:value="48" table:formula="of:=[.J156]" table:style-name="ce1">
            <text:p>4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其他</text:p>
          </table:table-cell>
          <table:table-cell office:value-type="float" office:value="0" table:formula="of:=SUMPRODUCT([.C2:.C154];[.$K2:.$K154])" table:style-name="ce1">
            <text:p>0</text:p>
          </table:table-cell>
          <table:table-cell office:value-type="float" office:value="0" table:formula="of:=SUMPRODUCT([.D2:.D154];[.$K2:.$K154])" table:style-name="ce1">
            <text:p>0</text:p>
          </table:table-cell>
          <table:table-cell office:value-type="float" office:value="0" table:formula="of:=SUMPRODUCT([.E2:.E154];[.$K2:.$K154])" table:style-name="ce1">
            <text:p>0</text:p>
          </table:table-cell>
          <table:table-cell office:value-type="float" office:value="4" table:formula="of:=SUMPRODUCT([.F2:.F154];[.$K2:.$K154])" table:style-name="ce1">
            <text:p>4</text:p>
          </table:table-cell>
          <table:table-cell office:value-type="float" office:value="2" table:formula="of:=[.K156]" table:style-name="ce1">
            <text:p>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总计</text:p>
          </table:table-cell>
          <table:table-cell office:value-type="float" office:value="117" table:formula="of:=SUM([.C158:.C161])" table:style-name="ce1">
            <text:p>117</text:p>
          </table:table-cell>
          <table:table-cell office:value-type="float" office:value="117" table:formula="of:=SUM([.D158:.D161])" table:style-name="ce1">
            <text:p>117</text:p>
          </table:table-cell>
          <table:table-cell office:value-type="float" office:value="234" table:formula="of:=SUM([.E158:.E161])" table:style-name="ce1">
            <text:p>234</text:p>
          </table:table-cell>
          <table:table-cell office:value-type="float" office:value="468" table:formula="of:=SUM([.F158:.F161])" table:style-name="ce1">
            <text:p>468</text:p>
          </table:table-cell>
          <table:table-cell office:value-type="float" office:value="153" table:formula="of:=SUM([.G158:.G161])" table:style-name="ce1">
            <text:p>153</text:p>
          </table:table-cell>
          <table:table-cell table:number-columns-repeated="16377"/>
        </table:table-row>
        <table:table-row table:number-rows-repeated="1048414" table:style-name="ro1">
          <table:table-cell table:number-columns-repeated="16384"/>
        </table:table-row>
      </table:table>
      <table:database-ranges>
        <table:database-range table:target-range-address="Sheet1.B1:Sheet1.K153">
          <table:sort>
            <table:sort-by table:field-number="5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Xingang</dc:creator>
    <meta:creation-date>2019-09-09T16:21:48Z</meta:creation-date>
    <dc:date>2020-12-14T01:21:54Z</dc:date>
    <meta:editing-cycles>2</meta:editing-cycles>
    <meta:editing-duration>PT1200S</meta:editing-duration>
  </office:meta>
</office:document-meta>
</file>